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2.001cm"/>
      <style:paragraph-properties style:writing-mode="lr-tb"/>
    </style:style>
    <style:style style:name="pr1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1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3" style:family="presentation" style:parent-style-name="Default-title">
      <style:graphic-properties draw:auto-grow-height="true" fo:min-height="1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  <style:text-properties fo:font-size="28.3999996185303pt"/>
    </style:style>
    <style:style style:name="P8" style:family="paragraph">
      <style:paragraph-properties style:writing-mode="lr-tb"/>
      <style:text-properties fo:background-color="transparent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style:paragraph-properties style:writing-mode="lr-tb"/>
      <style:text-properties fo:font-size="32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background-color="transparent"/>
    </style:style>
    <style:style style:name="T6" style:family="text">
      <style:text-properties fo:font-weight="bold" fo:background-color="transparent" style:font-weight-asian="bold" style:font-weight-complex="bold"/>
    </style:style>
    <style:style style:name="T7" style:family="text">
      <style:text-properties fo:font-weight="normal" fo:background-color="transparent" style:font-weight-asian="normal" style:font-weight-complex="normal"/>
    </style:style>
    <style:style style:name="T8" style:family="text">
      <style:text-properties fo:color="#95b241" loext:opacity="100%" fo:font-weight="bold" style:font-weight-asian="bold" style:font-weight-complex="bold"/>
    </style:style>
    <style:style style:name="T9" style:family="text">
      <style:text-properties fo:color="#34a3c5" loext:opacity="100%" fo:font-weight="bold" style:font-weight-asian="bold" style:font-weight-complex="bold"/>
    </style:style>
    <style:style style:name="T10" style:family="text">
      <style:text-properties fo:color="#f36838" loext:opacity="100%" fo:font-weight="bold" style:font-weight-asian="bold" style:font-weight-complex="bold"/>
    </style:style>
    <style:style style:name="T11" style:family="text">
      <style:text-properties fo:color="#b62118" loext:opacity="100%" fo:font-weight="bold" style:font-weight-asian="bold" style:font-weight-complex="bold"/>
    </style:style>
    <style:style style:name="T12" style:family="text">
      <style:text-properties fo:font-size="18pt" style:font-size-asian="18pt" style:font-weight-asian="normal" style:font-size-complex="18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Project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A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is Semester’s Projec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EMBA Service (with Siemens Energy)</text:p>
              </text:list-item>
              <text:list-item>
                <text:p text:style-name="P6">Context Map for Corporate Data (with CPU 24x7)</text:p>
              </text:list-item>
              <text:list-item>
                <text:p text:style-name="P6">Synthetic file system (with GRAU DATA)</text:p>
              </text:list-item>
              <text:list-item>
                <text:p text:style-name="P6">Inner Source Project Linter (with DATEV)</text:p>
              </text:list-item>
              <text:list-item>
                <text:p text:style-name="P6">3D Viewer (with Bueren &amp; Partner)</text:p>
              </text:list-item>
              <text:list-item>
                <text:p text:style-name="P6">Neural Network Enablement (with Huawei)</text:p>
              </text:list-item>
              <text:list-item>
                <text:p text:style-name="P6">Bike Nest (with Markus Stipp)</text:p>
              </text:list-item>
              <text:list-item>
                <text:p text:style-name="P6">Carbon Footprint Visualization (with Siemens Energy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urse Management</text:p>
          </draw:text-box>
        </draw:frame>
        <draw:frame presentation:style-name="pr8" draw:text-style-name="P8" draw:layer="layout" svg:width="27cm" svg:height="11.5cm" svg:x="0.5cm" svg:y="2.25cm" presentation:class="outline">
          <draw:text-box>
            <text:list text:style-name="L4">
              <text:list-item>
                <text:p><text:span text:style-name="T5">Student teams</text:span></text:p>
                <text:list>
                  <text:list-item>
                    <text:p><text:span text:style-name="T5">See </text:span><text:span text:style-name="T6">Project Teams </text:span><text:span text:style-name="T5">tab on </text:span><text:span text:style-name="T6">Course Organization </text:span><text:span text:style-name="T5">doc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om allocations</text:span></text:p>
                <text:list>
                  <text:list-item>
                    <text:p><text:span text:style-name="T5">See </text:span><text:span text:style-name="T6">Project Teams </text:span><text:span text:style-name="T5">tab on </text:span><text:span text:style-name="T6">Course Organization</text:span><text:span text:style-name="T7"> do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he AMOS Project Licen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For source code, we use the MIT license</text:p>
                <text:list>
                  <text:list-item>
                    <text:p>See <text:a xlink:href="https://opensource.org/licenses/MIT" xlink:type="simple">https://opensource.org/licenses/MIT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r other data, we use the CC BY 4.0 license</text:p>
                <text:list>
                  <text:list-item>
                    <text:p>See <text:a xlink:href="https://creativecommons.org/licenses/by/4.0/" xlink:type="simple">https://creativecommons.org/licenses/by/4.0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9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Open Source Governanc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o not add copyleft-licensed libraries to your project</text:p>
                <text:list>
                  <text:list-item>
                    <text:p>May make later desired license change difficult, including proprietary use</text:p>
                  </text:list-item>
                  <text:list-item>
                    <text:p>Check with teaching team whether library is O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ules of thumb on license choice</text:p>
                <text:list>
                  <text:list-item>
                    <text:p><text:span text:style-name="T8">OK: Permissive licenses (BSD, Apache)</text:span></text:p>
                  </text:list-item>
                  <text:list-item>
                    <text:p><text:span text:style-name="T9">May be OK: Weakly protective (a.k.a. “weak copyleft”)</text:span></text:p>
                  </text:list-item>
                  <text:list-item>
                    <text:p><text:span text:style-name="T10">Usually not OK: Strongly protective (a.k.a. “reciprocal” or “copyleft”)</text:span></text:p>
                  </text:list-item>
                  <text:list-item>
                    <text:p><text:span text:style-name="T11">Never OK: Non-software licenses, no licens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fessionals (i.e. companies) use code scanners to check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0" draw:layer="layout" svg:width="20cm" svg:height="4cm" svg:x="0cm" svg:y="11.75cm">
          <draw:text-box>
            <text:p text:style-name="P9"><text:span text:style-name="T12">DR</text:span></text:p>
          </draw:text-box>
        </draw:frame>
        <draw:frame presentation:style-name="pr11" draw:text-style-name="P11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s.cs.fau.de/" xlink:type="simple">http://oss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2" draw:text-style-name="P12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13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1H2M33S</meta:editing-duration>
    <meta:editing-cycles>24</meta:editing-cycles>
    <meta:generator>LibreOffice/7.1.2.2$Linux_X86_64 LibreOffice_project/5751006d328844ba3fa6124ed263bbf122f0788a</meta:generator>
    <dc:date>2021-04-13T21:20:21.157517134</dc:date>
    <dc:creator>Dirk Riehle</dc:creator>
    <meta:document-statistic meta:object-count="90"/>
  </office:meta>
</office:document-meta>
</file>